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fo:font-size="20pt" fo:font-weight="bold" officeooo:rsid="001f269f" officeooo:paragraph-rsid="0011e4ec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1" officeooo:rsid="0011e4ec" officeooo:paragraph-rsid="0011e4ec"/>
    </style:style>
    <style:style style:name="P5" style:family="paragraph" style:parent-style-name="Standard">
      <style:text-properties style:font-name="Arial1" officeooo:rsid="0012a62c" officeooo:paragraph-rsid="0012a62c"/>
    </style:style>
    <style:style style:name="P6" style:family="paragraph" style:parent-style-name="Standard">
      <style:text-properties style:font-name="Arial1" fo:font-weight="bold" officeooo:rsid="001421c2" officeooo:paragraph-rsid="001421c2" style:font-weight-asian="bold" style:font-weight-complex="bold"/>
    </style:style>
    <style:style style:name="P7" style:family="paragraph" style:parent-style-name="Standard">
      <style:text-properties style:font-name="Arial1" fo:font-size="18pt" fo:font-weight="bold" officeooo:rsid="0012a62c" officeooo:paragraph-rsid="0012a62c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4e5b61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198in"/>
      <style:text-properties fo:color="#4e5b61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198in"/>
      <style:text-properties fo:color="#4e5b61" fo:background-color="#ffffff"/>
    </style:style>
    <style:style style:name="P11" style:family="paragraph" style:parent-style-name="Standard">
      <style:paragraph-properties style:line-height-at-least="0.198in"/>
      <style:text-properties fo:color="#4e5b61" officeooo:paragraph-rsid="001495b1" fo:background-color="#ffffff"/>
    </style:style>
    <style:style style:name="P12" style:family="paragraph" style:parent-style-name="Standard">
      <style:paragraph-properties style:line-height-at-least="0.198in"/>
      <style:text-properties fo:color="#95a5a6" fo:background-color="#ffffff"/>
    </style:style>
    <style:style style:name="P13" style:family="paragraph" style:parent-style-name="Standard">
      <style:paragraph-properties style:line-height-at-least="0.198in"/>
      <style:text-properties fo:color="#95a5a6" style:font-name="Consolas" fo:font-size="10.5pt" fo:font-weight="normal" fo:background-color="#ffffff"/>
    </style:style>
    <style:style style:name="P14" style:family="paragraph" style:parent-style-name="Standard">
      <style:paragraph-properties style:line-height-at-least="0.198in"/>
      <style:text-properties fo:color="#434f54" style:font-name="Consolas" fo:font-size="10.5pt" fo:font-weight="normal" fo:background-color="#ffffff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fo:margin-top="0in" fo:margin-bottom="0.1965in" loext:contextual-spacing="false" style:line-height-at-least="0.198in"/>
      <style:text-properties fo:color="#4e5b61" style:font-name="Consolas" fo:font-size="10.5pt" fo:font-weight="normal" officeooo:paragraph-rsid="001495b1" fo:background-color="#ffffff"/>
    </style:style>
    <style:style style:name="P17" style:family="paragraph" style:parent-style-name="Standard">
      <style:paragraph-properties fo:margin-top="0in" fo:margin-bottom="0.1965in" loext:contextual-spacing="false" style:line-height-at-least="0.198in"/>
      <style:text-properties fo:color="#4e5b61" officeooo:paragraph-rsid="001495b1" fo:background-color="#ffffff"/>
    </style:style>
    <style:style style:name="P18" style:family="paragraph" style:parent-style-name="Standard">
      <style:paragraph-properties fo:margin-top="0in" fo:margin-bottom="0.1965in" loext:contextual-spacing="false" style:line-height-at-least="0.198in"/>
    </style:style>
    <style:style style:name="P19" style:family="paragraph" style:parent-style-name="Standard">
      <style:paragraph-properties fo:margin-top="0in" fo:margin-bottom="0in" loext:contextual-spacing="true" style:line-height-at-least="0.198in"/>
      <style:text-properties fo:color="#4e5b61" officeooo:paragraph-rsid="001495b1" fo:background-color="#ffffff"/>
    </style:style>
    <style:style style:name="P20" style:family="paragraph" style:parent-style-name="Standard">
      <style:paragraph-properties fo:margin-top="0in" fo:margin-bottom="0in" loext:contextual-spacing="true" style:line-height-at-least="0.198in"/>
      <style:text-properties fo:color="#4e5b61" style:font-name="Consolas" fo:font-size="10.5pt" fo:font-weight="normal" officeooo:paragraph-rsid="001495b1" fo:background-color="#ffffff"/>
    </style:style>
    <style:style style:name="T1" style:family="text">
      <style:text-properties fo:color="#728e00"/>
    </style:style>
    <style:style style:name="T2" style:family="text">
      <style:text-properties fo:color="#4e5b61" fo:background-color="#ffffff" loext:char-shading-value="0"/>
    </style:style>
    <style:style style:name="T3" style:family="text">
      <style:text-properties fo:color="#4e5b61" style:font-name="Consolas" fo:font-size="10.5pt" fo:font-weight="normal" fo:background-color="#ffffff" loext:char-shading-value="0"/>
    </style:style>
    <style:style style:name="T4" style:family="text">
      <style:text-properties fo:color="#d35400"/>
    </style:style>
    <style:style style:name="T5" style:family="text">
      <style:text-properties fo:color="#d35400" style:font-name="Consolas" fo:font-size="10.5pt" fo:font-weight="normal"/>
    </style:style>
    <style:style style:name="T6" style:family="text">
      <style:text-properties fo:color="#d35400" style:font-name="Consolas" fo:font-size="10.5pt" fo:font-weight="normal" fo:background-color="#ffffff" loext:char-shading-value="0"/>
    </style:style>
    <style:style style:name="T7" style:family="text">
      <style:text-properties fo:color="#005c5f"/>
    </style:style>
    <style:style style:name="T8" style:family="text">
      <style:text-properties fo:color="#005c5f" style:font-name="Consolas" fo:font-size="10.5pt" fo:font-weight="normal"/>
    </style:style>
    <style:style style:name="T9" style:family="text">
      <style:text-properties fo:color="#005c5f" style:font-name="Consolas" fo:font-size="10.5pt" fo:font-weight="normal" officeooo:rsid="0014b60f" fo:background-color="#ffffff" loext:char-shading-value="0"/>
    </style:style>
    <style:style style:name="T10" style:family="text">
      <style:text-properties fo:color="#00979d"/>
    </style:style>
    <style:style style:name="T11" style:family="text">
      <style:text-properties fo:color="#434f54"/>
    </style:style>
    <style:style style:name="T12" style:family="text">
      <style:text-properties fo:color="#434f54" style:font-name="Consolas" fo:font-size="10.5pt" fo:font-weight="normal"/>
    </style:style>
    <style:style style:name="T13" style:family="text">
      <style:text-properties fo:color="#434f54" style:font-name="Consolas" fo:font-size="10.5pt" fo:font-weight="normal" fo:background-color="#ffffff" loext:char-shading-value="0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95a5a6"/>
    </style:style>
    <style:style style:name="T16" style:family="text">
      <style:text-properties fo:color="#95a5a6" style:font-name="Consolas" fo:font-size="10.5pt" fo:font-weight="normal"/>
    </style:style>
    <style:style style:name="T17" style:family="text">
      <style:text-properties fo:color="#95a5a6" style:font-name="Consolas" fo:font-size="10.5pt" fo:font-weight="normal" fo:background-color="#ffffff" loext:char-shading-value="0"/>
    </style:style>
    <style:style style:name="T18" style:family="text">
      <style:text-properties officeooo:rsid="0014b6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dio Controlled Robotics</text:p>
      <text:p text:style-name="P4">Functions</text:p>
      <text:p text:style-name="P1"/>
      <text:p text:style-name="P1"/>
      <text:p text:style-name="P7">Overview</text:p>
      <text:p text:style-name="P5">The main concept is about organization and ease of use.</text:p>
      <text:p text:style-name="P5">So we will first write some code that works but is somewhat difficult to work with and then add functions and variables to help make it easier to understand.</text:p>
      <text:p text:style-name="P1"/>
      <text:p text:style-name="P1"/>
      <text:p text:style-name="P1"/>
      <text:p text:style-name="P1"/>
      <text:p text:style-name="P6">No Variables</text:p>
      <text:p text:style-name="P1"/>
      <text:p text:style-name="P8"><text:span text:style-name="T10">void</text:span> <text:span text:style-name="T4">setup</text:span><text:span text:style-name="T11">()</text:span> <text:span text:style-name="T11">{</text:span></text:p>
      <text:p text:style-name="P12">  <text:span text:style-name="T14">// put your setup code here, to run once:</text:span></text:p>
      <text:p text:style-name="P9"><text:span text:style-name="T4">pinMode</text:span><text:span text:style-name="T11">(</text:span><text:span text:style-name="T7">4</text:span>, OUTPUT<text:span text:style-name="T11">)</text:span>;</text:p>
      <text:p text:style-name="P14">}</text:p>
      <text:p text:style-name="P15"/>
      <text:p text:style-name="P9"><text:span text:style-name="T10">void</text:span> <text:span text:style-name="T4">loop</text:span><text:span text:style-name="T11">()</text:span> <text:span text:style-name="T11">{</text:span></text:p>
      <text:p text:style-name="P12">  <text:span text:style-name="T14">// put your main code here, to run repeatedly:</text:span></text:p>
      <text:p text:style-name="P13">// flash pattern 1</text:p>
      <text:p text:style-name="P10">    <text:span text:style-name="T5">digitalWrite</text:span><text:span text:style-name="T12">(</text:span><text:span text:style-name="T8">4</text:span><text:span text:style-name="T14">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LOW</text:span><text:span text:style-name="T12">)</text:span><text:span text:style-name="T14">;</text:span><text:span text:style-name="T16"> // Turn off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LOW</text:span><text:span text:style-name="T12">)</text:span><text:span text:style-name="T14">;</text:span><text:span text:style-name="T16"> // Turn off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8"/>
      <text:p text:style-name="P13">//on hold</text:p>
      <text:p text:style-name="P10">    <text:span text:style-name="T5">digitalWrite</text:span><text:span text:style-name="T12">(</text:span><text:span text:style-name="T8">4</text:span><text:span text:style-name="T14">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8">5000</text:span><text:span text:style-name="T12">)</text:span><text:span text:style-name="T14">;</text:span></text:p>
      <text:p text:style-name="P18"/>
      <text:p text:style-name="P13">// flash pattern 2</text:p>
      <text:p text:style-name="P10">    <text:span text:style-name="T5">digitalWrite</text:span><text:span text:style-name="T12">(</text:span><text:span text:style-name="T8">4</text:span><text:span text:style-name="T14">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LOW</text:span><text:span text:style-name="T12">)</text:span><text:span text:style-name="T14">;</text:span><text:span text:style-name="T16"> // Turn off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LOW</text:span><text:span text:style-name="T12">)</text:span><text:span text:style-name="T14">;</text:span><text:span text:style-name="T16"> // Turn off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HIGH</text:span><text:span text:style-name="T12">)</text:span><text:span text:style-name="T14">;</text:span><text:span text:style-name="T16"> // Turn on LED</text:span></text:p>
      <text:p text:style-name="P10"><text:soft-page-break/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LOW</text:span><text:span text:style-name="T12">)</text:span><text:span text:style-name="T14">;</text:span><text:span text:style-name="T16"> // Turn off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8">4</text:span><text:span text:style-name="T14">, LOW</text:span><text:span text:style-name="T12">)</text:span><text:span text:style-name="T14">;</text:span><text:span text:style-name="T16"> // Turn off LED</text:span></text:p>
      <text:p text:style-name="P10">    <text:span text:style-name="T5">delay</text:span><text:span text:style-name="T12">(</text:span><text:span text:style-name="T8">300</text:span><text:span text:style-name="T12">)</text:span><text:span text:style-name="T14">;</text:span><text:span text:style-name="T16"> // Wait for 500ms</text:span></text:p>
      <text:p text:style-name="P15"/>
      <text:p text:style-name="P13">//off</text:p>
      <text:p text:style-name="P10">    <text:span text:style-name="T5">digitalWrite</text:span><text:span text:style-name="T12">(</text:span><text:span text:style-name="T8">4</text:span><text:span text:style-name="T14">, LOW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8">5000</text:span><text:span text:style-name="T12">)</text:span><text:span text:style-name="T14">;</text:span></text:p>
      <text:p text:style-name="P9"/>
      <text:p text:style-name="P1"/>
      <text:p text:style-name="P1"/>
      <text:p text:style-name="P1"/>
      <text:p text:style-name="P1"/>
      <text:p text:style-name="P1"/>
      <text:p text:style-name="P5"/>
      <text:p text:style-name="P6">With Some Variables</text:p>
      <text:p text:style-name="P1"/>
      <text:p text:style-name="P9"><text:span text:style-name="T1">#define</text:span> <text:span text:style-name="T4">led1</text:span> <text:span text:style-name="T7">4</text:span></text:p>
      <text:p text:style-name="P15"/>
      <text:p text:style-name="P9"><text:span text:style-name="T1">#define</text:span> <text:span text:style-name="T4">on_time</text:span> <text:span text:style-name="T7">200</text:span></text:p>
      <text:p text:style-name="P9"><text:span text:style-name="T1">#define</text:span> <text:span text:style-name="T4">off_time</text:span> <text:span text:style-name="T7">200</text:span></text:p>
      <text:p text:style-name="P9"><text:span text:style-name="T1">#define</text:span> <text:span text:style-name="T4">on_hold</text:span> <text:span text:style-name="T7">5000</text:span></text:p>
      <text:p text:style-name="P18"/>
      <text:p text:style-name="P9"><text:span text:style-name="T10">void</text:span> <text:span text:style-name="T4">setup</text:span><text:span text:style-name="T11">()</text:span> <text:span text:style-name="T11">{</text:span></text:p>
      <text:p text:style-name="P12">  <text:span text:style-name="T14">// put your setup code here, to run once:</text:span></text:p>
      <text:p text:style-name="P9"><text:span text:style-name="T4">pinMode</text:span><text:span text:style-name="T11">()</text:span>;</text:p>
      <text:p text:style-name="P14">}</text:p>
      <text:p text:style-name="P15"/>
      <text:p text:style-name="P9"><text:span text:style-name="T10">void</text:span> <text:span text:style-name="T4">loop</text:span><text:span text:style-name="T11">()</text:span> <text:span text:style-name="T11">{</text:span></text:p>
      <text:p text:style-name="P12">  <text:span text:style-name="T14">// put your main code here, to run repeatedly:</text:span></text:p>
      <text:p text:style-name="P13">// flash pattern 1</text:p>
      <text:p text:style-name="P10">    <text:span text:style-name="T5">digitalWrite</text:span><text:span text:style-name="T12">(</text:span><text:span text:style-name="T14">ledPin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14">on_time</text:span><text:span text:style-name="T12">)</text:span><text:span text:style-name="T14">;</text:span><text:span text:style-name="T16"> // Wait for 500ms</text:span></text:p>
      <text:p text:style-name="P10">    <text:span text:style-name="T5">digitalWrite</text:span><text:span text:style-name="T12">(</text:span><text:span text:style-name="T14">ledPin, LOW</text:span><text:span text:style-name="T12">)</text:span><text:span text:style-name="T14">;</text:span><text:span text:style-name="T16"> // Turn off LED</text:span></text:p>
      <text:p text:style-name="P10">    <text:span text:style-name="T5">delay</text:span><text:span text:style-name="T12">(</text:span><text:span text:style-name="T14">off_time</text:span><text:span text:style-name="T12">)</text:span><text:span text:style-name="T14">;</text:span><text:span text:style-name="T16"> // Wait for 500ms</text:span></text:p>
      <text:p text:style-name="P11">    <text:span text:style-name="T5">digitalWrite</text:span><text:span text:style-name="T12">(</text:span><text:span text:style-name="T14">ledPin, HIGH</text:span><text:span text:style-name="T12">)</text:span><text:span text:style-name="T14">;</text:span><text:span text:style-name="T16"> // Turn on LED</text:span></text:p>
      <text:p text:style-name="P11">    <text:span text:style-name="T5">delay</text:span><text:span text:style-name="T12">(</text:span><text:span text:style-name="T14">on_time</text:span><text:span text:style-name="T12">)</text:span><text:span text:style-name="T14">;</text:span><text:span text:style-name="T16"> // Wait for 500ms</text:span></text:p>
      <text:p text:style-name="P11">    <text:span text:style-name="T5">digitalWrite</text:span><text:span text:style-name="T12">(</text:span><text:span text:style-name="T14">ledPin, LOW</text:span><text:span text:style-name="T12">)</text:span><text:span text:style-name="T14">;</text:span><text:span text:style-name="T16"> // Turn off LED</text:span></text:p>
      <text:p text:style-name="P17">    <text:span text:style-name="T5">delay</text:span><text:span text:style-name="T12">(</text:span><text:span text:style-name="T14">off_time</text:span><text:span text:style-name="T12">)</text:span><text:span text:style-name="T14">;</text:span><text:span text:style-name="T16"> // Wait for 500ms</text:span></text:p>
      <text:p text:style-name="P13">//on hold</text:p>
      <text:p text:style-name="P10">    <text:span text:style-name="T5">digitalWrite</text:span><text:span text:style-name="T12">(</text:span><text:span text:style-name="T14">ledPin, HIGH</text:span><text:span text:style-name="T12">)</text:span><text:span text:style-name="T14">;</text:span><text:span text:style-name="T16"> // Turn on LED</text:span></text:p>
      <text:p text:style-name="P10">    <text:span text:style-name="T5">delay</text:span><text:span text:style-name="T12">(</text:span><text:span text:style-name="T14">on_hold</text:span><text:span text:style-name="T12">)</text:span></text:p>
      <text:p text:style-name="P16"><text:soft-page-break/><text:line-break/><text:span text:style-name="T15">// flash pattern 2<text:line-break/></text:span></text:p>
      <text:p text:style-name="P19">    <text:span text:style-name="T5">digitalWrite</text:span><text:span text:style-name="T12">(</text:span><text:span text:style-name="T14">ledPin, HIGH</text:span><text:span text:style-name="T12">)</text:span><text:span text:style-name="T14">;</text:span><text:span text:style-name="T16"> // Turn on LED</text:span></text:p>
      <text:p text:style-name="P19">    <text:span text:style-name="T5">delay</text:span><text:span text:style-name="T12">(</text:span><text:span text:style-name="T14">on_time</text:span><text:span text:style-name="T12">)</text:span><text:span text:style-name="T14">;</text:span><text:span text:style-name="T16"> // Wait for 500ms</text:span></text:p>
      <text:p text:style-name="P19">    <text:span text:style-name="T5">digitalWrite</text:span><text:span text:style-name="T12">(</text:span><text:span text:style-name="T14">ledPin, LOW</text:span><text:span text:style-name="T12">)</text:span><text:span text:style-name="T14">;</text:span><text:span text:style-name="T16"> // Turn off LED</text:span></text:p>
      <text:p text:style-name="P19">    <text:span text:style-name="T5">delay</text:span><text:span text:style-name="T12">(</text:span><text:span text:style-name="T14">off_time</text:span><text:span text:style-name="T12">)</text:span><text:span text:style-name="T14">;</text:span><text:span text:style-name="T16"> // Wait for 500ms</text:span></text:p>
      <text:p text:style-name="P19">    <text:span text:style-name="T5">digitalWrite</text:span><text:span text:style-name="T12">(</text:span><text:span text:style-name="T14">ledPin, HIGH</text:span><text:span text:style-name="T12">)</text:span><text:span text:style-name="T14">;</text:span><text:span text:style-name="T16"> // Turn on LED</text:span></text:p>
      <text:p text:style-name="P19">    <text:span text:style-name="T5">delay</text:span><text:span text:style-name="T12">(</text:span><text:span text:style-name="T14">on_time</text:span><text:span text:style-name="T12">)</text:span><text:span text:style-name="T14">;</text:span><text:span text:style-name="T16"> // Wait for 500ms</text:span></text:p>
      <text:p text:style-name="P19">    <text:span text:style-name="T5">digitalWrite</text:span><text:span text:style-name="T12">(</text:span><text:span text:style-name="T14">ledPin, LOW</text:span><text:span text:style-name="T12">)</text:span><text:span text:style-name="T14">;</text:span><text:span text:style-name="T16"> // Turn off LED</text:span></text:p>
      <text:p text:style-name="P20"><text:span text:style-name="T15">  </text:span><text:span text:style-name="T4">delay</text:span><text:span text:style-name="T11">(</text:span><text:span text:style-name="T15">off_time</text:span><text:span text:style-name="T11">)</text:span><text:span text:style-name="T15">; // Wait for 500ms</text:span></text:p>
      <text:p text:style-name="P19">    <text:span text:style-name="T5">digitalWrite</text:span><text:span text:style-name="T12">(</text:span><text:span text:style-name="T14">ledPin, HIGH</text:span><text:span text:style-name="T12">)</text:span><text:span text:style-name="T14">;</text:span><text:span text:style-name="T16"> // Turn on LED</text:span></text:p>
      <text:p text:style-name="P19">    <text:span text:style-name="T5">delay</text:span><text:span text:style-name="T12">(</text:span><text:span text:style-name="T14">on_time</text:span><text:span text:style-name="T12">)</text:span><text:span text:style-name="T14">;</text:span><text:span text:style-name="T16"> // Wait for 500ms</text:span></text:p>
      <text:p text:style-name="P19">    <text:span text:style-name="T5">digitalWrite</text:span><text:span text:style-name="T12">(</text:span><text:span text:style-name="T14">ledPin, LOW</text:span><text:span text:style-name="T12">)</text:span><text:span text:style-name="T14">;</text:span><text:span text:style-name="T16"> // Turn off LED</text:span></text:p>
      <text:p text:style-name="P19">    <text:span text:style-name="T5">delay</text:span><text:span text:style-name="T12">(</text:span><text:span text:style-name="T14">off_time</text:span><text:span text:style-name="T12">)</text:span><text:span text:style-name="T14">;</text:span><text:span text:style-name="T16"> // Wait for 500ms</text:span></text:p>
      <text:p text:style-name="P19">    <text:span text:style-name="T5">digitalWrite</text:span><text:span text:style-name="T12">(</text:span><text:span text:style-name="T14">ledPin, HIGH</text:span><text:span text:style-name="T12">)</text:span><text:span text:style-name="T14">;</text:span><text:span text:style-name="T16"> // Turn on LED</text:span></text:p>
      <text:p text:style-name="P19">    <text:span text:style-name="T5">delay</text:span><text:span text:style-name="T12">(</text:span><text:span text:style-name="T14">on_time</text:span><text:span text:style-name="T12">)</text:span><text:span text:style-name="T14">;</text:span><text:span text:style-name="T16"> // Wait for 500ms</text:span></text:p>
      <text:p text:style-name="P19">    <text:span text:style-name="T5">digitalWrite</text:span><text:span text:style-name="T12">(</text:span><text:span text:style-name="T14">ledPin, LOW</text:span><text:span text:style-name="T12">)</text:span><text:span text:style-name="T14">;</text:span><text:span text:style-name="T16"> // Turn off LED</text:span></text:p>
      <text:p text:style-name="P20"><text:span text:style-name="T15">  </text:span><text:span text:style-name="T4">delay</text:span><text:span text:style-name="T11">(</text:span><text:span text:style-name="T15">off_time</text:span><text:span text:style-name="T11">)</text:span><text:span text:style-name="T15">; // Wait for 500ms</text:span></text:p>
      <text:p text:style-name="P14"/>
      <text:p text:style-name="P13">//off</text:p>
      <text:p text:style-name="P15"><text:span text:style-name="T2">    </text:span><text:span text:style-name="T6">digitalWrite</text:span><text:span text:style-name="T13">(</text:span><text:span text:style-name="T9">ledpin</text:span><text:span text:style-name="T3">, LOW</text:span><text:span text:style-name="T13">)</text:span><text:span text:style-name="T3">;</text:span><text:span text:style-name="T17"> // Turn on LED</text:span></text:p>
      <text:p text:style-name="P10">    <text:span text:style-name="T5">delay</text:span><text:span text:style-name="T12">(</text:span><text:span text:style-name="T8">5000</text:span><text:span text:style-name="T12">)</text:span><text:span text:style-name="T14">;</text:span></text:p>
      <text:p text:style-name="P14"/>
      <text:p text:style-name="P14"/>
      <text:p text:style-name="P14">}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02T15:37:22.571000000</meta:creation-date>
    <dc:title>dc</dc:title>
    <meta:editing-duration>PT2H33M56S</meta:editing-duration>
    <meta:editing-cycles>5</meta:editing-cycles>
    <meta:generator>LibreOffice/6.4.3.2$Windows_X86_64 LibreOffice_project/747b5d0ebf89f41c860ec2a39efd7cb15b54f2d8</meta:generator>
    <dc:date>2023-11-02T19:32:21.642000000</dc:date>
    <meta:document-statistic meta:table-count="0" meta:image-count="0" meta:object-count="0" meta:page-count="4" meta:paragraph-count="88" meta:word-count="429" meta:character-count="2852" meta:non-whitespace-character-count="2281"/>
    <meta:template xlink:type="simple" xlink:actuate="onRequest" xlink:title="dc" xlink:href="file:///C:/Users/dcianci/AppData/Roaming/LibreOffice/4/user/template/dc.ott" meta:date="2023-11-02T15:37:22.278000000"/>
  </office:meta>
</office:document-meta>
</file>